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304DFAC715FDFC9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89cm, 4.118cm, 29.803cm, 12.57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899cm" svg:height="11.549cm" svg:x="0.401cm" svg:y="0.301cm">
          <draw:image xlink:href="Pictures/1000000000000BD000000FC0304DFAC715FDFC9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44:08.285275472</dc:date>
    <meta:editing-duration>PT2M37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